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4"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5" style:family="paragraph" style:parent-style-name="Standard">
      <style:paragraph-properties fo:text-align="justify" style:justify-single-word="false"/>
      <style:text-properties fo:language="en" fo:country="CA"/>
    </style:style>
    <style:style style:name="P6" style:family="paragraph" style:parent-style-name="Standard" style:list-style-name="L1">
      <style:paragraph-properties fo:text-align="justify" style:justify-single-word="false"/>
      <style:text-properties fo:language="en" fo:country="CA"/>
    </style:style>
    <style:style style:name="P7" style:family="paragraph" style:parent-style-name="Standard" style:list-style-name="L2">
      <style:paragraph-properties fo:text-align="justify" style:justify-single-word="false"/>
      <style:text-properties fo:language="en" fo:country="CA"/>
    </style:style>
    <style:style style:name="P8" style:family="paragraph" style:parent-style-name="Standard" style:list-style-name="L3">
      <style:paragraph-properties fo:text-align="justify" style:justify-single-word="false"/>
      <style:text-properties fo:language="en" fo:country="CA"/>
    </style:style>
    <style:style style:name="P9"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fo:language="en" fo:country="CA"/>
    </style:style>
    <style:style style:name="T10" style:family="text">
      <style:text-properties style:font-name="Times New Roman" fo:font-weight="normal" style:font-weight-asian="normal" style:font-weight-complex="normal"/>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10/05/08 </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9">Probably, w</text:span>e will be adding <text:span text:style-name="T9">more </text:span>capabilities as needs arise.</text:p>
      <text:p text:style-name="P1"/>
      <text:h text:style-name="Heading_20_1" text:outline-level="1">Preparation</text:h>
      <text:p text:style-name="P1"/>
      <text:p text:style-name="P1">Compile and download. All nodes in the test <text:span text:style-name="T9">setup </text:span>run the same code. They tell their IDs <text:span text:style-name="T9">(which should be different) </text:span>based on the <text:span text:style-name="T9">flashed</text:span> HOST_ID, whose interpretation is similar to, say, EcoNet. Use <text:span text:style-name="T1">genimage</text:span> to create downloadable images from the generic compilation output.</text:p>
      <text:p text:style-name="P1"/>
      <text:p text:style-name="P1">The <text:span text:style-name="T9">N</text:span>ode ID, via which <text:span text:style-name="T9">a </text:span>node can be referenced, is the lower half of HOST_ID, which corresponds to the <text:span text:style-name="T9">"Node n</text:span>umber<text:span text:style-name="T9">"</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9"><text:s/></text:span><text:span text:style-name="T7">7 <text:tab/><text:tab/><text:tab/> 0</text:span></text:p>
      <text:p text:style-name="P4"><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3"><text:s text:c="4"/>Node: 19, NetId: F610, Channel: 6, XPower: 7, Powerup, Active</text:p>
      <text:p text:style-name="P3"><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 Here is one of them:</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6665478" text:style-name="L1">
        <text:list-item>
          <text:p text:style-name="P6">If the specified minimum is less than 256, it will be set to 256.</text:p>
          <text:p text:style-name="P6"/>
        </text:list-item>
        <text:list-item>
          <text:p text:style-name="P6">If the specified maximum is less than the minimum, it will be set to the minimum. This also applies to the case when only the minimum is specified and the previous setting of the maximum turns out to be less than the new minimum.</text:p>
          <text:p text:style-name="P6"/>
        </text:list-item>
        <text:list-item>
          <text:p text:style-name="P6">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han the required minimum and that the assumed maximum is not less than the assumed minimum.</text:p>
      <text:p text:style-name="P2"/>
      <text:p text:style-name="P2"><text:soft-page-break/>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2">The node's transmitter can be stopped (the node rendered inactive) with this command:</text:p>
      <text:p text:style-name="P2"/>
      <text:p text:style-name="P2"><text:tab/><text:span text:style-name="T3">q</text:span></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3"><text:tab/>Stats:</text:p>
      <text:p text:style-name="P3"><text:tab/>Sent: 3576</text:p>
      <text:p text:style-name="P3"><text:tab/>Received from: 19: 2491</text:p>
      <text:p text:style-name="P3"><text:soft-page-break/><text:tab/>Received from: 20: 3387</text:p>
      <text:p text:style-name="P3"><text:tab/>Received from: 22: 831</text:p>
      <text:p text:style-name="P3"><text:tab/>Driver stats: 5976, 2, 0, 0</text:p>
      <text:p text:style-name="P3"><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36651540" text:style-name="L2">
        <text:list-item>
          <text:p text:style-name="P7">The total number of activations of the receiver. This happens whenever the device thinks it perceives something looking like a packet. This counter wraps around at 64K. When that happens, the next counter is automatically zeroed out.</text:p>
          <text:p text:style-name="P7"/>
        </text:list-item>
        <text:list-item>
          <text:p text:style-name="P7">The total number of packets that have been correctly received and passed to TCV/VINETI. Note that this can never be more than the previous value. Also note that with hardware CRC and the AUTOFLUSH option on, the two values will always be the same.</text:p>
          <text:p text:style-name="P7"/>
        </text:list-item>
        <text:list-item>
          <text:p text:style-name="P7">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7"/>
        </text:list-item>
        <text:list-item>
          <text:p text:style-name="P7">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2">Here is a command to clear all the numbers:</text:p>
      <text:p text:style-name="P2"/>
      <text:p text:style-name="P2"><text:tab/><text:span text:style-name="T3">c</text:span></text:p>
      <text:p text:style-name="P2"/>
      <text:p text:style-name="P2">By executing it, you will zero out all counters, including the driver statistics.</text:p>
      <text:p text:style-name="P2"/>
      <text:p text:style-name="P2">More commands:</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text:soft-page-break/>power-down/power-up status of the sender (U means up, D means down) followed by the list sensor values. All numbers are in decimal. Note that stuffed words filled with random contents are not displayed.</text:p>
      <text:p text:style-name="P2"/>
      <text:p text:style-name="P2">The reports are cancelled with:</text:p>
      <text:p text:style-name="P2"/>
      <text:p text:style-name="P2"><text:tab/><text:span text:style-name="T3">n</text:span></text:p>
      <text:p text:style-name="P2"/>
      <text:p text:style-name="P2">Use this command:</text:p>
      <text:p text:style-name="P2"/>
      <text:p text:style-name="P2"><text:tab/><text:span text:style-name="T3">d</text:span></text:p>
      <text:p text:style-name="P2"/>
      <text:p text:style-name="P2">to put the node into power-down mode, and this one:</text:p>
      <text:p text:style-name="P2"/>
      <text:p text:style-name="P2"><text:tab/><text:span text:style-name="T3">u</text:span></text:p>
      <text:p text:style-name="P2"/>
      <text:p text:style-name="P2">to put it into power-up mode. Note that the mode the node has started in is determined by its HOST_ID.</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text:p>
      <text:p text:style-name="P2"/>
      <text:p text:style-name="P2">When compiled properly [<text:span text:style-name="T11">#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he interesting bit is that you can issue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text:soft-page-break/></text:p>
      <text:p text:style-name="P3"><text:tab/>S 19 s 512 4096 44 58</text:p>
      <text:p text:style-name="P3"><text:tab/>S 23 d<text:tab/><text:tab/><text:tab/><text:tab/><text:span text:style-name="T10">[putting node 23 into power-down mode]</text:span></text:p>
      <text:p text:style-name="P3"><text:tab/>S 19 q</text:p>
      <text:p text:style-name="P3"><text:tab/>S 25 p 6</text:p>
      <text:p text:style-name="P3"><text:tab/>S 21 m 1C 01 24 1F</text:p>
      <text:p text:style-name="P3"><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
      <text:p text:style-name="P2">Having received a command, the recipient responds with an ACK, which, in particular, gives some indication of success/failure. For example, you may see something like this:</text:p>
      <text:p text:style-name="P2"/>
      <text:p text:style-name="P3"><text:tab/>Ready:</text:p>
      <text:p text:style-name="P3"><text:tab/>S 19 d</text:p>
      <text:p text:style-name="P3"><text:tab/>Ready:</text:p>
      <text:p text:style-name="P3"><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3"><text:soft-page-break/><text:tab/>Ready:</text:p>
      <text:p text:style-name="P3"><text:tab/>S 233 d</text:p>
      <text:p text:style-name="P3"><text:tab/>Ready:</text:p>
      <text:p text:style-name="P3"><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6660683" text:style-name="L3">
        <text:list-item>
          <text:p text:style-name="P8">formal error (probably cannot happen)</text:p>
        </text:list-item>
        <text:list-item>
          <text:p text:style-name="P8">no memory to acquire packet</text:p>
        </text:list-item>
        <text:list-item>
          <text:p text:style-name="P8">node busy with a previous command</text:p>
        </text:list-item>
        <text:list-item>
          <text:p text:style-name="P8">command syntax error</text:p>
        </text:list-item>
        <text:list-item>
          <text:p text:style-name="P8">node out of memory (umalloc failure)</text:p>
        </text:list-item>
        <text:list-item>
          <text:p text:style-name="P8">no room to run more threads</text:p>
        </text:list-item>
        <text:list-item>
          <text:p text:style-name="P8">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3"><text:tab/>Ready:</text:p>
      <text:p text:style-name="P3"><text:tab/>OK from 19:</text:p>
      <text:p text:style-name="P3"><text:tab/>Stats of node 19:</text:p>
      <text:p text:style-name="P3"><text:tab/>Sent: 2108</text:p>
      <text:p text:style-name="P3"><text:tab/>Received from 17: 3908</text:p>
      <text:p text:style-name="P3"><text:tab/>Received from 18: 2201</text:p>
      <text:p text:style-name="P3"><text:tab/>Driver stats: 6001, 4, 2, 1</text:p>
      <text:p text:style-name="P2"/>
      <text:p text:style-name="P2">This way you can conveniently collect all reports from one place.</text:p>
      <text:p text:style-name="P2"/>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h text:style-name="Heading_20_1" text:outline-level="1">Sample experiment</text:h>
      <text:p text:style-name="P2"/>
      <text:p text:style-name="P2">Compile the praxis:</text:p>
      <text:p text:style-name="P2"/>
      <text:p text:style-name="P3"><text:tab/>cd PICOS/PicOS/Apps/VUEE/RFTEST</text:p>
      <text:p text:style-name="P3"><text:tab/>mkmk WARSAW_ILS</text:p>
      <text:p text:style-name="P3"><text:tab/>make</text:p>
      <text:p text:style-name="P2"/>
      <text:p text:style-name="P2"><text:soft-page-break/>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tab/>...</text:p>
      <text:p text:style-name="P2"/>
      <text:p text:style-name="P2">and so on. Compare the numbers. You may also start transmitters on multiple nodes, in particular all of 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2">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2">0x1F</text:span> (note that both values are in hex), which should affect the RSSI readings from node 2. You can try any value from <text:span text:style-name="T12">00</text:span> to <text:span text:style-name="T12">FF</text:span>.</text:p>
      <text:p text:style-name="P2"/>
      <text:p text:style-name="P2"><text:tab/></text:p>
      <text:p text:style-name="P2"/>
      <text:p text:style-name="P2"/>
      <text:p text:style-name="P2"><text:soft-page-break/><text:tab/></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18T17:11:14.74</dc:date>
    <meta:editing-duration>PT10H30M37S</meta:editing-duration>
    <meta:editing-cycles>62</meta:editing-cycles>
    <meta:generator>OpenOffice.org/3.2$Win32 OpenOffice.org_project/320m18$Build-9502</meta:generator>
    <dc:creator>Paweł Gburzyński</dc:creator>
    <meta:document-statistic meta:table-count="0" meta:image-count="0" meta:object-count="4" meta:page-count="9" meta:paragraph-count="169" meta:word-count="2729" meta:character-count="15505"/>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